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2573" officeooo:paragraph-rsid="00072573"/>
    </style:style>
    <style:style style:name="P2" style:family="paragraph" style:parent-style-name="Standard">
      <style:paragraph-properties fo:text-align="center" style:justify-single-word="false"/>
      <style:text-properties officeooo:rsid="00072573" officeooo:paragraph-rsid="000821b8"/>
    </style:style>
    <style:style style:name="P3" style:family="paragraph" style:parent-style-name="Standard">
      <style:paragraph-properties fo:text-align="justify" style:justify-single-word="false"/>
      <style:text-properties officeooo:rsid="00072573" officeooo:paragraph-rsid="00072573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072573" officeooo:paragraph-rsid="00072573"/>
    </style:style>
    <style:style style:name="P5" style:family="paragraph" style:parent-style-name="Standard" style:list-style-name="L2">
      <style:paragraph-properties fo:text-align="justify" style:justify-single-word="false"/>
      <style:text-properties officeooo:rsid="00072573" officeooo:paragraph-rsid="00072573"/>
    </style:style>
    <style:style style:name="P6" style:family="paragraph" style:parent-style-name="Standard" style:list-style-name="L4">
      <style:paragraph-properties fo:text-align="justify" style:justify-single-word="false"/>
      <style:text-properties officeooo:rsid="00072573" officeooo:paragraph-rsid="00072573"/>
    </style:style>
    <style:style style:name="P7" style:family="paragraph" style:parent-style-name="Standard" style:list-style-name="L6">
      <style:paragraph-properties fo:text-align="justify" style:justify-single-word="false"/>
      <style:text-properties officeooo:rsid="00072573" officeooo:paragraph-rsid="00072573"/>
    </style:style>
    <style:style style:name="P8" style:family="paragraph" style:parent-style-name="Standard">
      <style:paragraph-properties fo:text-align="justify" style:justify-single-word="false"/>
      <style:text-properties officeooo:rsid="00072573" officeooo:paragraph-rsid="000821b8"/>
    </style:style>
    <style:style style:name="P9" style:family="paragraph" style:parent-style-name="Standard">
      <style:paragraph-properties fo:text-align="justify" style:justify-single-word="false"/>
      <style:text-properties officeooo:paragraph-rsid="00072573"/>
    </style:style>
    <style:style style:name="P10" style:family="paragraph" style:parent-style-name="Standard" style:list-style-name="L2">
      <style:paragraph-properties fo:text-align="justify" style:justify-single-word="false"/>
      <style:text-properties officeooo:paragraph-rsid="00072573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72573" officeooo:paragraph-rsid="00072573" style:font-weight-asian="bold" style:font-weight-complex="bold"/>
    </style:style>
    <style:style style:name="P12" style:family="paragraph" style:parent-style-name="Standard" style:list-style-name="L5">
      <style:paragraph-properties fo:text-align="justify" style:justify-single-word="false"/>
      <style:text-properties fo:font-weight="normal" officeooo:rsid="00072573" officeooo:paragraph-rsid="00072573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072573" officeooo:paragraph-rsid="00072573" style:font-weight-asian="normal" style:font-weight-complex="normal"/>
    </style:style>
    <style:style style:name="P14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officeooo:rsid="00072573" officeooo:paragraph-rsid="00072573"/>
    </style:style>
    <style:style style:name="T1" style:family="text">
      <style:text-properties officeooo:rsid="0007257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bajo Práctico de Compiladores</text:p>
      <text:p text:style-name="P1"/>
      <text:p text:style-name="P11">Analizador Sintáctico Descendente no Recursivo Predictivo</text:p>
      <text:p text:style-name="P11"/>
      <text:p text:style-name="P11">Integrantes:</text:p>
      <text:p text:style-name="P3"/>
      <text:list xml:id="list1243332865484815427" text:style-name="L6">
        <text:list-item>
          <text:p text:style-name="P7">Víctor Ughelli</text:p>
        </text:list-item>
        <text:list-item>
          <text:p text:style-name="P7">Yohanna Lisnichuk</text:p>
        </text:list-item>
      </text:list>
      <text:p text:style-name="P3"/>
      <text:p text:style-name="P11">Restricciones en la entrada de la gramática:</text:p>
      <text:list xml:id="list3374055654967883677" text:style-name="L1">
        <text:list-item>
          <text:p text:style-name="P4">No acepta gramáticas recursivas por la izquierda ni que necesiten realizar factor común</text:p>
        </text:list-item>
        <text:list-item>
          <text:p text:style-name="P4">La sintaxis esperada es, por ejemplo:</text:p>
          <text:p text:style-name="P4"/>
        </text:list-item>
      </text:list>
      <text:p text:style-name="P14">S-&gt;A,B,c</text:p>
      <text:p text:style-name="P14">S-&gt;vacio</text:p>
      <text:p text:style-name="P14">FIN</text:p>
      <text:p text:style-name="P14"/>
      <text:p text:style-name="P9"><text:span text:style-name="T1">Donde es necesario: </text:span></text:p>
      <text:list xml:id="list1967389135867841867" text:style-name="L2">
        <text:list-item>
          <text:p text:style-name="P10"><text:span text:style-name="T1">Que aparezca el símbolo → para diferenciar el lado derecho e izquierdo de cada producción. </text:span></text:p>
        </text:list-item>
        <text:list-item>
          <text:p text:style-name="P5">Un separador que identifique donde empiezan y terminan los símbolos, por ejemplo “,”. <text:s/></text:p>
        </text:list-item>
        <text:list-item>
          <text:p text:style-name="P5">La palabra FIN al terminar la gramática. </text:p>
        </text:list-item>
        <text:list-item>
          <text:p text:style-name="P5">Cada producción seguida por saltos de línea. </text:p>
        </text:list-item>
        <text:list-item>
          <text:p text:style-name="P5">Las producciones con <text:span text:style-name="T2">ors</text:span> deben estar separadas. </text:p>
        </text:list-item>
        <text:list-item>
          <text:p text:style-name="P5">La palabra “vacio” como símbolo épsilon</text:p>
        </text:list-item>
        <text:list-item>
          <text:p text:style-name="P5">No se incluyan espacios entre los caracteres ingresados</text:p>
        </text:list-item>
      </text:list>
      <text:p text:style-name="P3"/>
      <text:p text:style-name="P3"><text:span text:style-name="T3">Observaciones en cuanto a la entrada a derivar:</text:span></text:p>
      <text:p text:style-name="P3"><text:span text:style-name="T3"/></text:p>
      <text:p text:style-name="P8">Debe tener la forma de, por ejemplo: </text:p>
      <text:p text:style-name="P2"><text:span text:style-name="T4">id,+,id.*,id,$</text:span></text:p>
      <text:p text:style-name="P3">Donde es necesario que:</text:p>
      <text:list xml:id="list890522655127747000" text:style-name="L4">
        <text:list-item>
          <text:p text:style-name="P6">Los símbolos estén separados por el separador definido al iniciar el programa, en este caso “,”</text:p>
        </text:list-item>
        <text:list-item>
          <text:p text:style-name="P6">Se incluya el caracter de fin de entrada: $</text:p>
        </text:list-item>
        <text:list-item>
          <text:p text:style-name="P6">No se incluyan espacios entre los caracteres ingresados</text:p>
        </text:list-item>
      </text:list>
      <text:p text:style-name="P11">Funcionalidades Extra</text:p>
      <text:list xml:id="list5369853377356718088" text:style-name="L5">
        <text:list-item>
          <text:p text:style-name="P12">Se muestran en la tabla los estados del tipo “sinc”</text:p>
        </text:list-item>
        <text:list-item>
          <text:p text:style-name="P12">Se realiza el algoritmo de recuperación de errores.</text:p>
        </text:list-item>
      </text:list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Y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hanna </meta:initial-creator>
    <meta:creation-date>2015-10-30T12:43:24.078985390</meta:creation-date>
    <dc:date>2015-10-30T12:57:38.718634539</dc:date>
    <dc:creator>Yohanna </dc:creator>
    <meta:editing-duration>PT17S</meta:editing-duration>
    <meta:editing-cycles>2</meta:editing-cycles>
    <meta:generator>LibreOffice/4.1.3.2$Linux_X86_64 LibreOffice_project/410m0$Build-2</meta:generator>
    <meta:document-statistic meta:table-count="0" meta:image-count="0" meta:object-count="0" meta:page-count="1" meta:paragraph-count="30" meta:word-count="200" meta:character-count="1199" meta:non-whitespace-character-count="1037"/>
  </office:meta>
</office:document-meta>
</file>